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6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116cm" fo:min-width="14.861cm"/>
    </style:style>
    <style:style style:name="gr4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8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907cm"/>
    </style:style>
    <style:style style:name="gr1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526cm"/>
    </style:style>
    <style:style style:name="gr1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336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3.05cm"/>
    </style:style>
    <style:style style:name="gr14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0.3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79cm"/>
    </style:style>
    <style:style style:name="gr17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498cm" fo:min-width="0.248cm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min-height="0.498cm" fo:min-width="0.248cm" fo:padding-top="0.2cm" fo:padding-bottom="0.2cm" fo:padding-left="0.325cm" fo:padding-right="0.325cm"/>
    </style:style>
    <style:style style:name="gr19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43cm" fo:min-width="0.493cm" fo:padding-top="0.2cm" fo:padding-bottom="0.2cm" fo:padding-left="0.325cm" fo:padding-right="0.325cm"/>
    </style:style>
    <style:style style:name="gr20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min-height="0.236cm" fo:min-width="0cm" fo:padding-top="0.2cm" fo:padding-bottom="0.2cm" fo:padding-left="0.325cm" fo:padding-right="0.325cm"/>
    </style:style>
    <style:style style:name="gr21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6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Droid Sans Mono1"/>
    </style:style>
    <style:style style:name="P3" style:family="paragraph">
      <loext:graphic-properties draw:fill="none" draw:fill-color="#ffffff"/>
      <style:text-properties style:font-name="Droid Sans Mono1" fo:font-size="18pt" style:font-size-asian="18pt" style:font-size-complex="18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Droid Sans Mono1" fo:font-size="18pt"/>
    </style:style>
    <style:style style:name="P7" style:family="paragraph">
      <loext:graphic-properties draw:fill="none" draw:fill-color="#ffffff"/>
      <style:text-properties fo:color="#808080" style:font-name="Droid Sans Mono1"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 style:font-size-asian="18pt" style:font-size-complex="18pt"/>
    </style:style>
    <style:style style:name="T3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1" fo:font-size="18pt"/>
    </style:style>
    <style:style style:name="T5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96cm" svg:x="4.683cm" svg:y="1.903cm">
            <draw:text-box>
              <text:p><text:span text:style-name="T1">The common root node</text:span></text:p>
            </draw:text-box>
          </draw:frame>
        </draw:g>
      </draw:page>
      <draw:page draw:name="page2" draw:style-name="dp1" draw:master-page-name="Default">
        <draw:frame draw:style-name="gr3" draw:text-style-name="P3" draw:layer="layout" svg:width="15.361cm" svg:height="20.366cm" svg:x="1.387cm" svg:y="1.508cm">
          <draw:text-box>
            <text:p><text:span text:style-name="T2">'=' identifiers for individuals</text:span></text:p>
            <text:p><text:span text:style-name="T2"/></text:p>
            <text:p><text:span text:style-name="T2"><text:s text:c="2"/></text:span><text:span text:style-name="T2">Example: </text:span><text:span text:style-name="T3">=alice</text:span></text:p>
            <text:p><text:span text:style-name="T3"/></text:p>
            <text:p><text:span text:style-name="T2"/></text:p>
            <text:p><text:span text:style-name="T2"/></text:p>
            <text:p><text:span text:style-name="T2">'+' identifiers for organizations</text:span></text:p>
            <text:p><text:span text:style-name="T2"/></text:p>
            <text:p><text:span text:style-name="T2"><text:s text:c="2"/></text:span><text:span text:style-name="T2">Example: +</text:span><text:span text:style-name="T3">acme</text:span></text:p>
            <text:p><text:span text:style-name="T2"/></text:p>
            <text:p><text:span text:style-name="T2"/></text:p>
            <text:p><text:span text:style-name="T2"/></text:p>
            <text:p><text:span text:style-name="T2">'*' identifiers for things</text:span></text:p>
            <text:p><text:span text:style-name="T2"/></text:p>
            <text:p><text:span text:style-name="T2"><text:s text:c="2"/></text:span><text:span text:style-name="T2">Example: </text:span><text:span text:style-name="T3">*alice.car</text:span></text:p>
            <text:p><text:span text:style-name="T2"/></text:p>
            <text:p><text:span text:style-name="T2"/></text:p>
            <text:p><text:span text:style-name="T2"/></text:p>
            <text:p><text:span text:style-name="T2">'#' identifiers for concepts</text:span></text:p>
            <text:p><text:span text:style-name="T2"/></text:p>
            <text:p><text:span text:style-name="T2"><text:s text:c="2"/></text:span><text:span text:style-name="T2">Example: #</text:span><text:span text:style-name="T3">email</text:span></text:p>
            <text:p><text:span text:style-name="T2"/></text:p>
            <text:p><text:span text:style-name="T2"/></text:p>
            <text:p><text:span text:style-name="T2"/></text:p>
            <text:p><text:span text:style-name="T2">'$' identifiers for reserved concepts</text:span></text:p>
            <text:p><text:span text:style-name="T2"/></text:p>
            <text:p><text:span text:style-name="T2"><text:s text:c="2"/></text:span><text:span text:style-name="T2">Example: </text:span><text:span text:style-name="T3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6" draw:text-style-name="P6" draw:layer="layout" svg:width="2.788cm" svg:height="0.996cm" svg:x="6.697cm" svg:y="6.158cm">
          <draw:text-box>
            <text:p><text:span text:style-name="T4">=alice</text:span></text:p>
          </draw:text-box>
        </draw:frame>
        <draw:frame draw:style-name="gr7" draw:text-style-name="P7" draw:layer="layout" svg:width="2.788cm" svg:height="0.996cm" svg:x="2.259cm" svg:y="3.507cm">
          <draw:text-box>
            <text:p><text:span text:style-name="T5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6" draw:text-style-name="P6" draw:layer="layout" svg:width="2.788cm" svg:height="0.996cm" svg:x="6.697cm" svg:y="6.158cm">
          <draw:text-box>
            <text:p><text:span text:style-name="T4">=alice</text:span></text:p>
          </draw:text-box>
        </draw:frame>
        <draw:custom-shape draw:style-name="gr4" draw:text-style-name="P4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697cm" svg:y="11.188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697cm" svg:y="16.395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5" draw:text-style-name="P5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10" draw:text-style-name="P7" draw:layer="layout" svg:width="2.026cm" svg:height="1.242cm" svg:x="2.663cm" svg:y="8.167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19cm" svg:y="13.619cm">
          <draw:text-box>
            <text:p><text:span text:style-name="T5">+acme</text:span></text:p>
          </draw:text-box>
        </draw:frame>
        <draw:frame draw:style-name="gr7" draw:text-style-name="P7" draw:layer="layout" svg:width="2.788cm" svg:height="0.996cm" svg:x="2.259cm" svg:y="3.507cm">
          <draw:text-box>
            <text:p><text:span text:style-name="T5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6" draw:text-style-name="P6" draw:layer="layout" svg:width="2.788cm" svg:height="0.996cm" svg:x="6.697cm" svg:y="6.158cm">
          <draw:text-box>
            <text:p><text:span text:style-name="T4">=alice</text:span></text:p>
          </draw:text-box>
        </draw:frame>
        <draw:custom-shape draw:style-name="gr4" draw:text-style-name="P4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697cm" svg:y="14.568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697cm" svg:y="19.775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5" draw:text-style-name="P5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10" draw:text-style-name="P7" draw:layer="layout" svg:width="2.026cm" svg:height="1.242cm" svg:x="2.663cm" svg:y="11.547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19cm" svg:y="16.999cm">
          <draw:text-box>
            <text:p><text:span text:style-name="T5">+acme</text:span></text:p>
          </draw:text-box>
        </draw:frame>
        <draw:connector draw:style-name="gr5" draw:text-style-name="P5" draw:layer="layout" draw:type="curve" svg:x1="5.294cm" svg:y1="7.174cm" svg:x2="8.671cm" svg:y2="10.982cm" draw:start-shape="id8" draw:start-glue-point="8" draw:end-shape="id11" draw:end-glue-point="5" svg:d="M5294 7174c0 2539 1125 3808 3377 3808" svg:viewBox="0 0 3378 3809">
          <text:p/>
        </draw:connector>
        <draw:frame draw:style-name="gr12" draw:text-style-name="P6" draw:layer="layout" svg:width="5.836cm" svg:height="0.996cm" svg:x="10.71cm" svg:y="10.504cm">
          <draw:text-box>
            <text:p><text:span text:style-name="T4">=alice&lt;#email&gt;</text:span></text:p>
          </draw:text-box>
        </draw:frame>
        <draw:frame draw:style-name="gr13" draw:text-style-name="P7" draw:layer="layout" svg:width="3.55cm" svg:height="0.996cm" svg:x="6.126cm" svg:y="8.206cm">
          <draw:text-box>
            <text:p><text:span text:style-name="T5">&lt;#email&gt;</text:span></text:p>
          </draw:text-box>
        </draw:frame>
        <draw:frame draw:style-name="gr7" draw:text-style-name="P7" draw:layer="layout" svg:width="2.788cm" svg:height="0.996cm" svg:x="2.259cm" svg:y="3.507cm">
          <draw:text-box>
            <text:p><text:span text:style-name="T5">=alice</text:span></text:p>
          </draw:text-box>
        </draw:frame>
        <draw:custom-shape draw:style-name="gr4" draw:text-style-name="P4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4" draw:text-style-name="P4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13" draw:start-glue-point="8" draw:end-shape="id16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" draw:text-style-name="P1" xml:id="id17" draw:id="id17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16" draw:start-glue-point="6" draw:end-shape="id17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4" draw:text-style-name="P4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17" draw:text-style-name="P1" xml:id="id18" draw:id="id18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19" draw:id="id19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18" draw:start-glue-point="8" draw:end-shape="id19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20" draw:id="id20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1" draw:id="id21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18" draw:start-glue-point="8" draw:end-shape="id20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18" draw:start-glue-point="8" draw:end-shape="id21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19" draw:start-glue-point="8" draw:end-shape="id22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23" draw:id="id23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22" draw:start-glue-point="6" draw:end-shape="id23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22" draw:id="id22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7" draw:text-style-name="P1" xml:id="id24" draw:id="id24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5" draw:id="id25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24" draw:start-glue-point="8" draw:end-shape="id25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26" draw:id="id26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7" draw:id="id27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24" draw:start-glue-point="8" draw:end-shape="id26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24" draw:start-glue-point="8" draw:end-shape="id27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25" draw:start-glue-point="8" draw:end-shape="id28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29" draw:id="id29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28" draw:start-glue-point="6" draw:end-shape="id29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28" draw:id="id28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draw:type="curve" svg:x1="5.306cm" svg:y1="7.19cm" svg:x2="5.306cm" svg:y2="20.681cm" draw:start-shape="id25" draw:start-glue-point="8" draw:end-shape="id26" draw:end-glue-point="4" svg:d="M5306 7190v13491" svg:viewBox="0 0 1 13492">
          <text:p/>
        </draw:connector>
        <draw:frame draw:style-name="gr22" draw:text-style-name="P2" draw:layer="layout" svg:width="3.169cm" svg:height="0.996cm" svg:x="5.873cm" svg:y="14.592cm">
          <draw:text-box>
            <text:p><text:span text:style-name="T1">#friend</text:span></text:p>
          </draw:text-box>
        </draw:frame>
      </draw:page>
      <draw:page draw:name="page9" draw:style-name="dp1" draw:master-page-name="Default">
        <draw:custom-shape draw:style-name="gr17" draw:text-style-name="P1" xml:id="id30" draw:id="id3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1" draw:id="id3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30" draw:start-glue-point="8" draw:end-shape="id31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32" draw:id="id3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3" draw:id="id3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30" draw:start-glue-point="8" draw:end-shape="id32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30" draw:start-glue-point="8" draw:end-shape="id33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31" draw:start-glue-point="8" draw:end-shape="id34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35" draw:id="id35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34" draw:start-glue-point="6" draw:end-shape="id35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34" draw:id="id34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draw:type="curve" svg:x1="5.306cm" svg:y1="7.19cm" svg:x2="5.306cm" svg:y2="20.681cm" draw:start-shape="id31" draw:start-glue-point="8" draw:end-shape="id32" draw:end-glue-point="4" svg:d="M5306 7190v13491" svg:viewBox="0 0 1 13492">
          <text:p/>
        </draw:connector>
        <draw:frame draw:style-name="gr22" draw:text-style-name="P2" draw:layer="layout" svg:width="3.169cm" svg:height="0.996cm" svg:x="5.873cm" svg:y="14.592cm">
          <draw:text-box>
            <text:p><text:span text:style-name="T1">#friend</text:span></text:p>
          </draw:text-box>
        </draw:frame>
      </draw:page>
      <draw:page draw:name="page10" draw:style-name="dp1" draw:master-page-name="Default">
        <draw:custom-shape draw:style-name="gr17" draw:text-style-name="P1" xml:id="id36" draw:id="id3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7" draw:id="id3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36" draw:start-glue-point="8" draw:end-shape="id37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38" draw:id="id3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9" draw:id="id3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36" draw:start-glue-point="8" draw:end-shape="id38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36" draw:start-glue-point="8" draw:end-shape="id39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37" draw:start-glue-point="8" draw:end-shape="id40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41" draw:id="id41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40" draw:start-glue-point="6" draw:end-shape="id41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40" draw:id="id40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draw:type="curve" svg:x1="5.306cm" svg:y1="7.19cm" svg:x2="5.306cm" svg:y2="20.681cm" draw:start-shape="id37" draw:start-glue-point="8" draw:end-shape="id38" draw:end-glue-point="4" svg:d="M5306 7190v13491" svg:viewBox="0 0 1 13492">
          <text:p/>
        </draw:connector>
        <draw:frame draw:style-name="gr22" draw:text-style-name="P2" draw:layer="layout" svg:width="3.169cm" svg:height="0.996cm" svg:x="5.873cm" svg:y="14.592cm">
          <draw:text-box>
            <text:p><text:span text:style-name="T1">#friend</text:span></text:p>
          </draw:text-box>
        </draw:frame>
      </draw:page>
      <draw:page draw:name="page11" draw:style-name="dp1" draw:master-page-name="Default">
        <draw:custom-shape draw:style-name="gr17" draw:text-style-name="P1" xml:id="id42" draw:id="id4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43" draw:id="id4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.674cm" svg:y1="2.288cm" svg:x2="4.671cm" svg:y2="6.555cm" draw:start-shape="id42" draw:start-glue-point="8" draw:end-shape="id43" draw:end-glue-point="6" svg:d="M1674 2288c0 2845 999 4267 2997 4267" svg:viewBox="0 0 2998 4268">
          <text:p/>
        </draw:connector>
        <draw:frame draw:style-name="gr7" draw:text-style-name="P7" draw:layer="layout" svg:width="2.788cm" svg:height="0.996cm" svg:x="2.258cm" svg:y="3.507cm">
          <draw:text-box>
            <text:p><text:span text:style-name="T5">=alice</text:span></text:p>
          </draw:text-box>
        </draw:frame>
        <draw:frame draw:style-name="gr6" draw:text-style-name="P6" draw:layer="layout" svg:width="2.788cm" svg:height="0.996cm" svg:x="6.709cm" svg:y="6.174cm">
          <draw:text-box>
            <text:p><text:span text:style-name="T4">=alice</text:span></text:p>
          </draw:text-box>
        </draw:frame>
        <draw:custom-shape draw:style-name="gr18" draw:text-style-name="P4" xml:id="id44" draw:id="id4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45" draw:id="id4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26cm" svg:height="0.996cm" svg:x="6.709cm" svg:y="20.836cm">
          <draw:text-box>
            <text:p><text:span text:style-name="T4">=bob</text:span></text:p>
          </draw:text-box>
        </draw:frame>
        <draw:frame draw:style-name="gr9" draw:text-style-name="P6" draw:layer="layout" svg:width="2.407cm" svg:height="0.996cm" svg:x="6.709cm" svg:y="26.043cm">
          <draw:text-box>
            <text:p><text:span text:style-name="T4">+acme</text:span></text:p>
          </draw:text-box>
        </draw:frame>
        <draw:connector draw:style-name="gr5" draw:text-style-name="P5" draw:layer="layout" draw:type="curve" svg:x1="1.674cm" svg:y1="2.288cm" svg:x2="4.671cm" svg:y2="21.316cm" draw:start-shape="id42" draw:start-glue-point="8" draw:end-shape="id44" draw:end-glue-point="6" svg:d="M1674 2288c0 12686 999 19028 2997 19028" svg:viewBox="0 0 2998 19029">
          <text:p/>
        </draw:connector>
        <draw:connector draw:style-name="gr5" draw:text-style-name="P5" draw:layer="layout" draw:type="curve" svg:x1="1.674cm" svg:y1="2.288cm" svg:x2="4.671cm" svg:y2="26.523cm" draw:start-shape="id42" draw:start-glue-point="8" draw:end-shape="id45" draw:end-glue-point="6" svg:d="M1674 2288c0 16157 999 24235 2997 24235" svg:viewBox="0 0 2998 24236">
          <text:p/>
        </draw:connector>
        <draw:frame draw:style-name="gr10" draw:text-style-name="P7" draw:layer="layout" svg:width="2.026cm" svg:height="1.242cm" svg:x="2.975cm" svg:y="17.815cm">
          <draw:text-box>
            <text:p><text:span text:style-name="T5">=bob</text:span></text:p>
          </draw:text-box>
        </draw:frame>
        <draw:frame draw:style-name="gr11" draw:text-style-name="P7" draw:layer="layout" svg:width="2.407cm" svg:height="0.996cm" svg:x="3.302cm" svg:y="23.267cm">
          <draw:text-box>
            <text:p><text:span text:style-name="T5">+acme</text:span></text:p>
          </draw:text-box>
        </draw:frame>
        <draw:connector draw:style-name="gr5" draw:text-style-name="P5" draw:layer="layout" draw:type="curve" svg:x1="5.306cm" svg:y1="7.19cm" svg:x2="8.671cm" svg:y2="10.982cm" draw:start-shape="id43" draw:start-glue-point="8" draw:end-shape="id46" draw:end-glue-point="5" svg:d="M5306 7190c0 2528 1121 3792 3365 3792" svg:viewBox="0 0 3366 3793">
          <text:p/>
        </draw:connector>
        <draw:frame draw:style-name="gr13" draw:text-style-name="P7" draw:layer="layout" svg:width="3.55cm" svg:height="0.996cm" svg:x="6.125cm" svg:y="8.206cm">
          <draw:text-box>
            <text:p><text:span text:style-name="T5">&lt;#email&gt;</text:span></text:p>
          </draw:text-box>
        </draw:frame>
        <draw:frame draw:style-name="gr12" draw:text-style-name="P6" draw:layer="layout" svg:width="5.836cm" svg:height="0.996cm" svg:x="10.722cm" svg:y="10.52cm">
          <draw:text-box>
            <text:p><text:span text:style-name="T4">=alice&lt;#email&gt;</text:span></text:p>
          </draw:text-box>
        </draw:frame>
        <draw:custom-shape draw:style-name="gr19" draw:text-style-name="P1" xml:id="id47" draw:id="id47" draw:layer="layout" svg:width="1.143cm" svg:height="1.143cm" svg:x="12.48cm" svg:y="1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9.306cm" svg:y1="11.617cm" svg:x2="12.48cm" svg:y2="15.66cm" draw:start-shape="id46" draw:start-glue-point="6" draw:end-shape="id47" draw:end-glue-point="3" svg:d="M9306 11617c0 2696 1058 4043 3174 4043" svg:viewBox="0 0 3175 4044">
          <text:p/>
        </draw:connector>
        <draw:frame draw:style-name="gr15" draw:text-style-name="P7" draw:layer="layout" svg:width="0.883cm" svg:height="0.996cm" svg:x="10.299cm" svg:y="12.977cm">
          <draw:text-box>
            <text:p><text:span text:style-name="T5">&amp;</text:span></text:p>
          </draw:text-box>
        </draw:frame>
        <draw:frame draw:style-name="gr16" draw:text-style-name="P6" draw:layer="layout" svg:width="6.979cm" svg:height="0.996cm" svg:x="9.814cm" svg:y="16.895cm">
          <draw:text-box>
            <text:p><text:span text:style-name="T4">“</text:span><text:span text:style-name="T4">alice@email.com”</text:span></text:p>
          </draw:text-box>
        </draw:frame>
        <draw:custom-shape draw:style-name="gr20" draw:text-style-name="P4" xml:id="id46" draw:id="id4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draw:type="curve" svg:x1="5.306cm" svg:y1="7.19cm" svg:x2="5.306cm" svg:y2="20.681cm" draw:start-shape="id43" draw:start-glue-point="8" draw:end-shape="id44" draw:end-glue-point="4" svg:d="M5306 7190v13491" svg:viewBox="0 0 1 13492">
          <text:p/>
        </draw:connector>
        <draw:frame draw:style-name="gr22" draw:text-style-name="P2" draw:layer="layout" svg:width="3.169cm" svg:height="0.996cm" svg:x="5.873cm" svg:y="14.592cm">
          <draw:text-box>
            <text:p><text:span text:style-name="T1">#friend</text:span></text:p>
          </draw:text-box>
        </draw:frame>
      </draw:page>
      <draw:page draw:name="page12" draw:style-name="dp1" draw:master-page-name="Default">
        <draw:frame draw:style-name="gr9" draw:text-style-name="P6" draw:layer="layout" svg:width="2.407cm" svg:height="0.996cm" svg:x="1.916cm" svg:y="1.917cm">
          <draw:text-box>
            <text:p><text:span text:style-name="T4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6-10-24T12:57:19.223612950</dc:date>
    <meta:editing-duration>PT17H15M28S</meta:editing-duration>
    <meta:editing-cycles>57</meta:editing-cycles>
    <meta:generator>LibreOffice/5.1.5.1$Linux_X86_64 LibreOffice_project/10m0$Build-1</meta:generator>
    <dc:creator>markus </dc:creator>
    <meta:document-statistic meta:object-count="174"/>
  </office:meta>
</office:document-meta>
</file>